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11:49:1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alculate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5:49:28Z</meta:creation-date>
    <dc:date>2021-10-27T15:49:28Z</dc:date>
    <meta:user-defined meta:name="date" meta:value-type="string">October  27, 2021 (11:49:1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